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dd7" officeooo:paragraph-rsid="0018add7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8add7" officeooo:paragraph-rsid="0018add7" fo:background-color="#1e1e1e"/>
    </style:style>
    <style:style style:name="P4" style:family="paragraph" style:parent-style-name="Standard">
      <style:paragraph-properties style:line-height-at-least="0.198in"/>
      <style:text-properties fo:color="#d4d4d4" fo:background-color="#1e1e1e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text-properties fo:color="#6a9955" style:font-name="Droid Sans Mono" fo:font-size="10.5pt" fo:font-weight="normal" officeooo:rsid="0018add7" officeooo:paragraph-rsid="0018add7" fo:background-color="#1e1e1e"/>
    </style:style>
    <style:style style:name="P7" style:family="paragraph" style:parent-style-name="Standard">
      <style:text-properties fo:color="#569cd6" style:font-name="Droid Sans Mono" fo:font-size="10.5pt" fo:font-weight="normal" officeooo:rsid="0018add7" officeooo:paragraph-rsid="0018add7" fo:background-color="#1e1e1e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0.5pt" fo:font-weight="normal"/>
    </style:style>
    <style:style style:name="T3" style:family="text">
      <style:text-properties fo:color="#dcdcaa"/>
    </style:style>
    <style:style style:name="T4" style:family="text">
      <style:text-properties fo:color="#dcdcaa" style:font-name="Droid Sans Mono" fo:font-size="10.5pt" fo:font-weight="normal"/>
    </style:style>
    <style:style style:name="T5" style:family="text">
      <style:text-properties fo:color="#4ec9b0"/>
    </style:style>
    <style:style style:name="T6" style:family="text">
      <style:text-properties fo:color="#4ec9b0" style:font-name="Droid Sans Mono" fo:font-size="10.5pt" fo:font-weight="normal"/>
    </style:style>
    <style:style style:name="T7" style:family="text">
      <style:text-properties style:font-name="Droid Sans Mono" fo:font-size="10.5pt" fo:font-weight="normal"/>
    </style:style>
    <style:style style:name="T8" style:family="text">
      <style:text-properties fo:color="#ce9178"/>
    </style:style>
    <style:style style:name="T9" style:family="text">
      <style:text-properties fo:color="#ce9178" style:font-name="Droid Sans Mono" fo:font-size="10.5pt" fo:font-weight="normal"/>
    </style:style>
    <style:style style:name="T10" style:family="text">
      <style:text-properties fo:color="#9cdcfe" style:font-name="Droid Sans Mono" fo:font-size="10.5pt" fo:font-weight="normal"/>
    </style:style>
    <style:style style:name="T11" style:family="text">
      <style:text-properties fo:color="#c586c0" style:font-name="Droid Sans Mono" fo:font-size="10.5pt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3">cephclient <text:span text:style-name="T8">"github.com/rook/rook/pkg/daemon/ceph/client"</text:span></text:p>
      <text:p text:style-name="P7"/>
      <text:p text:style-name="P7"/>
      <text:p text:style-name="P3"><text:span text:style-name="T1">func</text:span> <text:span text:style-name="T3">getCephVolumeOSDs</text:span>(context *clusterd.Context, clusterName <text:span text:style-name="T5">string</text:span>) ([]oposd.OSDInfo, <text:span text:style-name="T5">error</text:span>) {</text:p>
      <text:p text:style-name="P4">    <text:span text:style-name="T7">logger.</text:span><text:span text:style-name="T4">Infof</text:span><text:span text:style-name="T7">(</text:span><text:span text:style-name="T9">"SP- Inside Get ceph Volume ODS"</text:span><text:span text:style-name="T7">)</text:span></text:p>
      <text:p text:style-name="P4">    <text:span text:style-name="T10">result</text:span><text:span text:style-name="T7">, </text:span><text:span text:style-name="T10">err</text:span><text:span text:style-name="T7"> := context.Executor.</text:span><text:span text:style-name="T4">ExecuteCommandWithOutput</text:span><text:span text:style-name="T7">(</text:span><text:span text:style-name="T2">false</text:span><text:span text:style-name="T7">, </text:span><text:span text:style-name="T9">""</text:span><text:span text:style-name="T7">, cephVolumeCmd, </text:span><text:span text:style-name="T9">"lvm"</text:span><text:span text:style-name="T7">, </text:span><text:span text:style-name="T9">"list"</text:span><text:span text:style-name="T7">, </text:span><text:span text:style-name="T9">"--format"</text:span><text:span text:style-name="T7">, </text:span><text:span text:style-name="T9">"json"</text:span><text:span text:style-name="T7">)</text:span></text:p>
      <text:p text:style-name="P4">    <text:span text:style-name="T11">if</text:span><text:span text:style-name="T7"> err != </text:span><text:span text:style-name="T2">nil</text:span><text:span text:style-name="T7"> {</text:span></text:p>
      <text:p text:style-name="P4">        <text:span text:style-name="T11">return</text:span><text:span text:style-name="T7"> </text:span><text:span text:style-name="T2">nil</text:span><text:span text:style-name="T7">, fmt.</text:span><text:span text:style-name="T4">Errorf</text:span><text:span text:style-name="T7">(</text:span><text:span text:style-name="T9">"failed to retrieve ceph-volume results. %+v"</text:span><text:span text:style-name="T7">, err)</text:span></text:p>
      <text:p text:style-name="P4">    <text:span text:style-name="T7">}</text:span></text:p>
      <text:p text:style-name="P4">    <text:span text:style-name="T7">logger.</text:span><text:span text:style-name="T4">Debug</text:span><text:span text:style-name="T7">(result)</text:span></text:p>
      <text:p text:style-name="P5"/>
      <text:p text:style-name="P4">    <text:span text:style-name="T10">cephFSID</text:span><text:span text:style-name="T7">, </text:span><text:span text:style-name="T10">err</text:span><text:span text:style-name="T7"> := cephclient.</text:span><text:span text:style-name="T4">GetClusterID</text:span><text:span text:style-name="T7">(context, clusterName)</text:span></text:p>
      <text:p text:style-name="P4">    <text:span text:style-name="T11">if</text:span><text:span text:style-name="T7"> err != </text:span><text:span text:style-name="T2">nil</text:span><text:span text:style-name="T7"> {</text:span></text:p>
      <text:p text:style-name="P4">        <text:span text:style-name="T11">return</text:span><text:span text:style-name="T7"> </text:span><text:span text:style-name="T2">nil</text:span><text:span text:style-name="T7">, err</text:span></text:p>
      <text:p text:style-name="P4">    <text:span text:style-name="T7">}</text:span></text:p>
      <text:p text:style-name="P4">    <text:span text:style-name="T7">logger.</text:span><text:span text:style-name="T4">Infof</text:span><text:span text:style-name="T7">(</text:span><text:span text:style-name="T9">"ID of the cluster - %s is -%v"</text:span><text:span text:style-name="T7">, clusterName, cephFSID)</text:span></text:p>
      <text:p text:style-name="P5"/>
      <text:p text:style-name="P4">    <text:span text:style-name="T7">logger.</text:span><text:span text:style-name="T4">Infof</text:span><text:span text:style-name="T7">(</text:span><text:span text:style-name="T9">"SP- Result: %+v"</text:span><text:span text:style-name="T7">, result)</text:span></text:p>
      <text:p text:style-name="P5"/>
      <text:p text:style-name="P4">    <text:span text:style-name="T2">var</text:span><text:span text:style-name="T7"> </text:span><text:span text:style-name="T10">cephVolumeResult</text:span><text:span text:style-name="T7"> </text:span><text:span text:style-name="T2">map</text:span><text:span text:style-name="T7">[</text:span><text:span text:style-name="T6">string</text:span><text:span text:style-name="T7">][]osdInfo</text:span></text:p>
      <text:p text:style-name="P4">    <text:span text:style-name="T10">err</text:span><text:span text:style-name="T7"> = json.</text:span><text:span text:style-name="T4">Unmarshal</text:span><text:span text:style-name="T7">([]</text:span><text:span text:style-name="T4">byte</text:span><text:span text:style-name="T7">(result), &amp;cephVolumeResult)</text:span></text:p>
      <text:p text:style-name="P4">    <text:span text:style-name="T11">if</text:span><text:span text:style-name="T7"> err != </text:span><text:span text:style-name="T2">nil</text:span><text:span text:style-name="T7"> {</text:span></text:p>
      <text:p text:style-name="P4">        <text:span text:style-name="T11">return</text:span><text:span text:style-name="T7"> </text:span><text:span text:style-name="T2">nil</text:span><text:span text:style-name="T7">, fmt.</text:span><text:span text:style-name="T4">Errorf</text:span><text:span text:style-name="T7">(</text:span><text:span text:style-name="T9">"failed to retrieve ceph-volume results. %+v"</text:span><text:span text:style-name="T7">, err)</text:span></text:p>
      <text:p text:style-name="P4">    <text:span text:style-name="T7">}</text:span></text:p>
      <text:p text:style-name="P5"/>
      <text:p text:style-name="P4">    <text:span text:style-name="T7">logger.</text:span><text:span text:style-name="T4">Infof</text:span><text:span text:style-name="T7">(</text:span><text:span text:style-name="T9">"SP- cephVolumeResult: %+v"</text:span><text:span text:style-name="T7">, cephVolumeResult)</text:span></text:p>
      <text:p text:style-name="P5"/>
      <text:p text:style-name="P4">    <text:span text:style-name="T2">var</text:span><text:span text:style-name="T7"> </text:span><text:span text:style-name="T10">osds</text:span><text:span text:style-name="T7"> []oposd.OSDInfo</text:span></text:p>
      <text:p text:style-name="P4">    <text:span text:style-name="T11">for</text:span><text:span text:style-name="T7"> </text:span><text:span text:style-name="T10">name</text:span><text:span text:style-name="T7">, </text:span><text:span text:style-name="T10">osdInfo</text:span><text:span text:style-name="T7"> := </text:span><text:span text:style-name="T11">range</text:span><text:span text:style-name="T7"> cephVolumeResult {</text:span></text:p>
      <text:p text:style-name="P4">        <text:span text:style-name="T10">id</text:span><text:span text:style-name="T7">, </text:span><text:span text:style-name="T10">err</text:span><text:span text:style-name="T7"> := strconv.</text:span><text:span text:style-name="T4">Atoi</text:span><text:span text:style-name="T7">(name)</text:span></text:p>
      <text:p text:style-name="P4">        <text:span text:style-name="T11">if</text:span><text:span text:style-name="T7"> err != </text:span><text:span text:style-name="T2">nil</text:span><text:span text:style-name="T7"> {</text:span></text:p>
      <text:p text:style-name="P4">            <text:span text:style-name="T7">logger.</text:span><text:span text:style-name="T4">Errorf</text:span><text:span text:style-name="T7">(</text:span><text:span text:style-name="T9">"bad osd returned from ceph-volume: %s"</text:span><text:span text:style-name="T7">, name)</text:span></text:p>
      <text:p text:style-name="P4">            <text:span text:style-name="T11">continue</text:span></text:p>
      <text:p text:style-name="P4">        <text:span text:style-name="T7">}</text:span></text:p>
      <text:p text:style-name="P4">        <text:span text:style-name="T2">var</text:span><text:span text:style-name="T7"> </text:span><text:span text:style-name="T10">osdFSID</text:span><text:span text:style-name="T7"> </text:span><text:span text:style-name="T6">string</text:span></text:p>
      <text:p text:style-name="P4">        <text:span text:style-name="T10">isFilestore</text:span><text:span text:style-name="T7"> := </text:span><text:span text:style-name="T2">false</text:span></text:p>
      <text:p text:style-name="P4">        <text:span text:style-name="T11">for</text:span><text:span text:style-name="T7"> </text:span><text:span text:style-name="T10">_</text:span><text:span text:style-name="T7">, </text:span><text:span text:style-name="T10">osd</text:span><text:span text:style-name="T7"> := </text:span><text:span text:style-name="T11">range</text:span><text:span text:style-name="T7"> osdInfo {</text:span></text:p>
      <text:p text:style-name="P4">            <text:span text:style-name="T11">if</text:span><text:span text:style-name="T7"> osd.Tags.ClusterFSID == cephFSID {</text:span></text:p>
      <text:p text:style-name="P4">                <text:span text:style-name="T10">osdFSID</text:span><text:span text:style-name="T7"> = osd.Tags.OSDFSID</text:span></text:p>
      <text:p text:style-name="P4">                <text:span text:style-name="T11">if</text:span><text:span text:style-name="T7"> osd.Type == </text:span><text:span text:style-name="T9">"journal"</text:span><text:span text:style-name="T7"> {</text:span></text:p>
      <text:p text:style-name="P4">                    <text:span text:style-name="T10">isFilestore</text:span><text:span text:style-name="T7"> = </text:span><text:span text:style-name="T2">true</text:span></text:p>
      <text:p text:style-name="P4">                <text:span text:style-name="T7">}</text:span></text:p>
      <text:p text:style-name="P4">            <text:span text:style-name="T7">}</text:span></text:p>
      <text:p text:style-name="P4">        <text:span text:style-name="T7">}</text:span></text:p>
      <text:p text:style-name="P4">        <text:span text:style-name="T7">logger.</text:span><text:span text:style-name="T4">Infof</text:span><text:span text:style-name="T7">(</text:span><text:span text:style-name="T9">"osdInfo has %d elements. %+v"</text:span><text:span text:style-name="T7">, </text:span><text:span text:style-name="T4">len</text:span><text:span text:style-name="T7">(osdInfo), osdInfo)</text:span></text:p>
      <text:p text:style-name="P5"><text:soft-page-break/></text:p>
      <text:p text:style-name="P4">        <text:span text:style-name="T10">configDir</text:span><text:span text:style-name="T7"> := </text:span><text:span text:style-name="T9">"/var/lib/rook/osd"</text:span><text:span text:style-name="T7"> + name</text:span></text:p>
      <text:p text:style-name="P4">        <text:span text:style-name="T10">osd</text:span><text:span text:style-name="T7"> := oposd.OSDInfo{</text:span></text:p>
      <text:p text:style-name="P4">            <text:span text:style-name="T7">ID: id,</text:span></text:p>
      <text:p text:style-name="P4">            <text:span text:style-name="T7">DataPath: configDir,</text:span></text:p>
      <text:p text:style-name="P4">            <text:span text:style-name="T7">Config: fmt.</text:span><text:span text:style-name="T4">Sprintf</text:span><text:span text:style-name="T7">(</text:span><text:span text:style-name="T9">"%s/%s.config"</text:span><text:span text:style-name="T7">, configDir, clusterName),</text:span></text:p>
      <text:p text:style-name="P4">            <text:span text:style-name="T7">KeyringPath: path.</text:span><text:span text:style-name="T4">Join</text:span><text:span text:style-name="T7">(configDir, </text:span><text:span text:style-name="T9">"keyring"</text:span><text:span text:style-name="T7">),</text:span></text:p>
      <text:p text:style-name="P4">            <text:span text:style-name="T7">Cluster: </text:span><text:span text:style-name="T9">"ceph"</text:span><text:span text:style-name="T7">,</text:span></text:p>
      <text:p text:style-name="P4">            <text:span text:style-name="T7">UUID: osdFSID,</text:span></text:p>
      <text:p text:style-name="P4">            <text:span text:style-name="T7">CephVolumeInitiated: </text:span><text:span text:style-name="T2">true</text:span><text:span text:style-name="T7">,</text:span></text:p>
      <text:p text:style-name="P4">            <text:span text:style-name="T7">IsFileStore: isFilestore,</text:span></text:p>
      <text:p text:style-name="P4">        <text:span text:style-name="T7">}</text:span></text:p>
      <text:p text:style-name="P4">        <text:span text:style-name="T10">osds</text:span><text:span text:style-name="T7"> = </text:span><text:span text:style-name="T4">append</text:span><text:span text:style-name="T7">(osds, osd)</text:span></text:p>
      <text:p text:style-name="P4">    <text:span text:style-name="T7">}</text:span></text:p>
      <text:p text:style-name="P5"/>
      <text:p text:style-name="P4">    <text:span text:style-name="T7">logger.</text:span><text:span text:style-name="T4">Infof</text:span><text:span text:style-name="T7">(</text:span><text:span text:style-name="T9">"%d ceph-volume osd devices configured on this node"</text:span><text:span text:style-name="T7">, </text:span><text:span text:style-name="T4">len</text:span><text:span text:style-name="T7">(osds))</text:span></text:p>
      <text:p text:style-name="P4">    <text:span text:style-name="T7">logger.</text:span><text:span text:style-name="T4">Infof</text:span><text:span text:style-name="T7">(</text:span><text:span text:style-name="T9">"SP- osds: %+v"</text:span><text:span text:style-name="T7">, osds)</text:span></text:p>
      <text:p text:style-name="P4">    <text:span text:style-name="T11">return</text:span><text:span text:style-name="T7"> osds, </text:span><text:span text:style-name="T2">nil</text:span></text:p>
      <text:p text:style-name="P2">}</text:p>
      <text:p text:style-name="P1"/>
      <text:p text:style-name="P1"/>
      <text:p text:style-name="P1"/>
      <text:p text:style-name="P6">//GetClusterID returns the ceph cluster FSID</text:p>
      <text:p text:style-name="P2"><text:span text:style-name="T1">func</text:span> <text:span text:style-name="T3">GetClusterID</text:span>(context *clusterd.Context, clusterName <text:span text:style-name="T5">string</text:span>) (<text:span text:style-name="T5">string</text:span>, <text:span text:style-name="T5">error</text:span>) {</text:p>
      <text:p text:style-name="P4">    <text:span text:style-name="T10">cephStatus</text:span><text:span text:style-name="T7">, </text:span><text:span text:style-name="T10">err</text:span><text:span text:style-name="T7"> := </text:span><text:span text:style-name="T4">Status</text:span><text:span text:style-name="T7">(context, clusterName, </text:span><text:span text:style-name="T2">true</text:span><text:span text:style-name="T7">)</text:span></text:p>
      <text:p text:style-name="P4">    <text:span text:style-name="T11">if</text:span><text:span text:style-name="T7"> err != </text:span><text:span text:style-name="T2">nil</text:span><text:span text:style-name="T7"> {</text:span></text:p>
      <text:p text:style-name="P4">        <text:span text:style-name="T11">return</text:span><text:span text:style-name="T7"> </text:span><text:span text:style-name="T9">""</text:span><text:span text:style-name="T7">, fmt.</text:span><text:span text:style-name="T4">Errorf</text:span><text:span text:style-name="T7">(</text:span><text:span text:style-name="T9">"failed to retrieve fsid for cluster - %s: %+v"</text:span><text:span text:style-name="T7">, clusterName, err)</text:span></text:p>
      <text:p text:style-name="P4">    <text:span text:style-name="T7">}</text:span></text:p>
      <text:p text:style-name="P4">    <text:span text:style-name="T10">cephFsID</text:span><text:span text:style-name="T7"> := cephStatus.FSID</text:span></text:p>
      <text:p text:style-name="P4">    <text:span text:style-name="T11">return</text:span><text:span text:style-name="T7"> cephFsID, </text:span><text:span text:style-name="T2">nil</text:span></text:p>
      <text:p text:style-name="P5"/>
      <text:p text:style-name="P2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07:18:47.462240441</meta:creation-date>
    <dc:date>2019-06-09T10:51:14.194352215</dc:date>
    <meta:editing-duration>P2DT23H33M28S</meta:editing-duration>
    <meta:editing-cycles>4</meta:editing-cycles>
    <meta:generator>LibreOffice/6.2.3.2$Linux_X86_64 LibreOffice_project/20$Build-2</meta:generator>
    <meta:document-statistic meta:table-count="0" meta:image-count="0" meta:object-count="0" meta:page-count="2" meta:paragraph-count="64" meta:word-count="260" meta:character-count="2499" meta:non-whitespace-character-count="1860"/>
  </office:meta>
</office:document-meta>
</file>